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per 58%"/>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typographix_fr-FR-0.99.0.oxt&#13;&#13;15.06.2020 20:25:1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typographix_fr-FR-A-0.99.0.oxt&#13;&#13;15.06.2020 20:25: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typographix_fr-FR-L-0.99.0.oxt&#13;&#13;15.06.2020 20:25: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typographix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84358367770346591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501846506371164193" text:style-name="L2">
        <text:list-item>
          <text:p text:style-name="P49">Version 2.1.2 :</text:p>
        </text:list-item>
      </text:list>
      <text:list xml:id="list1358011008793849220" text:style-name="L3">
        <text:list-item>
          <text:list>
            <text:list-item>
              <text:p text:style-name="P50">Localized help : resolved non-functional hyperlink due to API incompatibility introduced by Apache OpenOffice 4.1 (and LibreOffice 4.0).</text:p>
            </text:list-item>
          </text:list>
        </text:list-item>
      </text:list>
      <text:list xml:id="list40468700" text:continue-list="list2501846506371164193" text:style-name="L2">
        <text:list-item>
          <text:p text:style-name="P49">Version 2.1.1 :</text:p>
        </text:list-item>
      </text:list>
      <text:list xml:id="list2803294122313118881"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0466201" text:continue-list="list40468700" text:style-name="L2">
        <text:list-item>
          <text:p text:style-name="P49">Version 2.1.0 :</text:p>
        </text:list-item>
      </text:list>
      <text:list xml:id="list8254850735723640784"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0475896" text:continue-list="list40466201" text:style-name="L2">
        <text:list-item>
          <text:p text:style-name="P49">Version 2.0.0 :</text:p>
        </text:list-item>
      </text:list>
      <text:list xml:id="list4502788745414116830"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0468050" text:continue-list="list40475896" text:style-name="L2">
        <text:list-item>
          <text:p text:style-name="P49">Version 1.5.3 :</text:p>
        </text:list-item>
      </text:list>
      <text:list xml:id="list3958730082092736136"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951330624617055607"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typographix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33050070930991776"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935913235329741409"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347198261301861205"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398481459916096263"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834189534987835704"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642058647146571591"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50301066487101175"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305584850710245321"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983661951840689403" text:style-name="L17">
        <text:list-item>
          <text:p text:style-name="P64">Arg1 : <text:span text:style-name="InstructionMacro">String</text:span> : mandatory, type of control used for the button</text:p>
        </text:list-item>
      </text:list>
      <text:list xml:id="list7277238284714812044"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77599161090135531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14682251740707533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98249573146996883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879861134424265759"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25732005267189259"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61225012202273758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6924231594814132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2662667291314199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98122496039160389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56750175114076323"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70943451498821987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974060188198404748"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09729088887888910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56136133333560449"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26969637246698783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304750703708051870"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typographix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typographix (fr-FR) </text:p>
      <text:p text:style-name="tooltipText"/>
      <text:p text:style-name="tooltipLang"><text:bookmark-start text:name="__RefHeading__44467_325084090"/>Tooltip <text:s/>fr<text:bookmark-end text:name="__RefHeading__44467_325084090"/></text:p>
      <text:p text:style-name="descrText">typographix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ypographix (fr-FR).</text:p>
      <text:p text:style-name="descrText"><text:soft-page-break/>Smart quotes, typographical apostrophes, ellipses and so on.</text:p>
      <text:p text:style-name="descrLang"><text:bookmark-start text:name="__RefHeading__78156_325084090"/>Description fr<text:bookmark-end text:name="__RefHeading__78156_325084090"/></text:p>
      <text:p text:style-name="descrText">typographix (fr-FR).</text:p>
      <text:p text:style-name="descrText">Citations intelligentes, apostrophes typographiques, ellipses, etc.</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342189467530545466"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64084645282024319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4107109814192545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14685259936360117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45912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3103213505669353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40971330155569061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34930514469222297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7</dc:date>
     <text:p>internal</text:p>
     <text:p>Page2</text:p>
     <text:p/>
    </office:annotation>Paragraph styles</text:p>
      <text:p text:style-name="P28"><office:annotation>
     <dc:creator>BM</dc:creator>
     <dc:date>2008-03-13T00:00:00.17</dc:date>
     <text:p>internal</text:p>
     <text:p>Page7</text:p>
     <text:p/>
    </office:annotation>Hyperlinks</text:p>
      <text:p text:style-name="hlp_5f_paragraph"><text:span text:style-name="T14"><office:annotation>
      <dc:creator>BM</dc:creator>
      <dc:date>2008-03-13T00:00:00.17</dc:date>
      <text:p>internal</text:p>
      <text:p>Page3</text:p>
      <text:p/>
     </office:annotation></text:span><text:span text:style-name="T14">Text formatting</text:span></text:p>
      <text:p text:style-name="P28"><office:annotation>
     <dc:creator>BM</dc:creator>
     <dc:date>2008-03-26T00:00:00.1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8</dc:date>
     <text:p>external</text:p>
     <text:p>text/swriter/main0210.xhp</text:p>
     <text:p/>
    </office:annotation><text:span text:style-name="T14">Preview topic</text:span> </text:p>
      <text:p text:style-name="hlp_5f_paragraph">This hyperlink displays <text:s/><office:annotation>
     <dc:creator>BM</dc:creator>
     <dc:date>2008-03-15T00:00:00.1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473473" text:continue-list="list364084645282024319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454102" text:continue-list="list4045912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9</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19</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19</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0466778" text:continue-list="list4047347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typographix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typographix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5" meta:character-count="8192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typographix_fr-FR", "0.99.0") ' fill with your values
  setExtensionDescription("en, de")
  setDisplayName("en", "typographix (fr-FR)")
  setDisplayName("fr", "typographix (fr-FR)")
  setTooltip("en, fr", "en") ' deprecated ! starting from 3.1,use instead setExtensionDescription
endDescription  


beginAnnexes 
  useLibrary("Basic", "typographix_fr-FR/")
endAnnexes


beginAddonUI


  beginOfficeToolbar

    beginTbTitles("Writer")
      setTitle("typographix fr-FR")
    endTbTitles

		beginButton()
            beginTitles("Writer")
              setTitle("Convert ellipses and apostrophes", "en")
              setTitle("Convertir les ellipses et les apostrophes", "fr")
            endTitles
            setURL("Basic", "typographix_fr-FR", "Common", "Main")
			setImage("icons/Work")
		endButton

		beginButton()
            beginTitles("Writer")
              setTitle("En-dash to two hyphens (– → --)", "en")
              setTitle("Tiret moyen à deux traits d'union (– → --)", "fr")
            endTitles
            setURL("Basic", "typographix_fr-FR", "Revert", "Dash")
			setImage("icons/DoubleHyphen")
		endButton    

		beginButton()
            beginTitles("Writer")
              setTitle("Two hyphens to en-dash (-- → –)", "en")
              setTitle("Deux traits d'union à tiret moyen (-- → –)", "fr")
            endTitles
            setURL("Basic", "typographix_fr-FR", "Common", "En_dash")
			setImage("icons/EnDash")
		endButton    

        addSeparator

		beginButton()
            beginTitles("Writer")
              setTitle("Show direct speech", "en")
              setTitle("Afficher le discours direct", "fr")
            endTitles
            setURL("Basic", "typographix_fr-FR", "QM_fr_FR", "ShowDirectSpeech")
			setImage("icons/DirectSpeech")
		endButton

		beginButton()
            beginTitles("Writer")
              setTitle("Back to standard view", "en")
              setTitle("Retour à l'affichage standard", "fr")
            endTitles
            setURL("Basic", "typographix_fr-FR", "QM_fr_FR", "StandardView")
			setImage("icons/StandardView")
		endButton    

  endOfficeToolbar


  beginAddonMenu

    beginMenu
      beginTitles
	    setTitle("typographix fr-FR")
      endTitles

      beginMenuItems

		beginCommand
            beginTitles("Writer")
              setTitle("Format all to french typographical style", "en")
              setTitle("Formater le tout dans le style typographique français", "fr")
            endTitles
            setURL("Basic", "typographix_fr-FR", "QM_fr_FR", "Main")
		endCommand
		
		beginCommand
            beginTitles("Writer")
              setTitle("Back to typewriter style", "en")
              setTitle("Retour au style de la machine à écrire", "fr")
            endTitles
            setURL("Basic", "typographix_fr-FR", "QM_fr_FR", "TypewriterView")
		endCommand

        addSeparator

		beginCommand
            beginTitles("Writer")
              setTitle("Convert quotes into exchange format", "en")
              setTitle("Convertir les citations en format d'échange", "fr")
            endTitles
            setURL("Basic", "typographix_fr-FR", "QM_fr_FR", "SubstituteQuotes")
		endCommand

        addSeparator
        
		beginCommand
            beginTitles("Writer")
              setTitle("Protect dashes and ellipses against hyphenation", "en")
              setTitle("Protéger les tirets et les ellipses contre la césure", "fr")
            endTitles
            setURL("Basic", "typographix_fr-FR", "QM_fr_FR", "ProtectQM")
		endCommand

		beginCommand
            beginTitles("Writer")
              setTitle("Unprotect dashes and ellipses against hyphenation", "en")
              setTitle("Déprotéger les tirets et les ellipses contre la césure", "fr")
            endTitles
            setURL("Basic", "typographix_fr-FR", "QM_fr_FR", "UnprotectQM")
		endCommand

        addSeparator

		beginCommand
		    beginTitles("Writer")
              setTitle("Number sign to apostrophe (# → ’)", "en")
              setTitle("Croisillon à apostrophe (# → ’)", "fr")
            endTitles
            setURL("Basic", "typographix_fr-FR", "Common", "Apostrophe")
			setImage("icons/Apostrophe")
		endCommand

		beginCommand
            beginTitles("Writer")
              setTitle("Three periods to ellipsis (... → …)", "en")
              setTitle("Trois périodes à l'ellipse (... → …)", "fr")
             endTitles
            setURL("Basic", "typographix_fr-FR", "Common", "Ellipsis")
			setImage("icons/Ellipsis")
		endCommand
		
		beginCommand
            beginTitles("Writer")
              setTitle("Two hyphens to en-dash (-- → –)", "en")
              setTitle("Deux traits d'union à tiret moyen (-- → –)", "fr")
            endTitles
            setURL("Basic", "typographix_fr-FR", "Common", "En_dash")
		endCommand
		
		beginCommand
            beginTitles("Writer")
              setTitle("En-dash to two hyphens (– → --)", "en")
              setTitle("Tiret moyen à deux traits d'union (– → --)", "fr")
            endTitles
            setURL("Basic", "typographix_fr-FR", "Revert", "Dash")
		endCommand
		
        addSeparator

		beginCommand
            beginTitles("Writer")
              setTitle("Show direct speech (works with curly quotes)", "en")
              setTitle("Afficher le discours direct (fonctionne avec des citations bouclées)", "fr")
            endTitles
            setURL("Basic", "typographix_fr-FR", "QM_fr_FR", "ShowDirectSpeech")
		endCommand

		beginCommand
            beginTitles("Writer")
              setTitle("Back to standard view", "en")
              setTitle("Retour à l'affichage standard", "fr")
            endTitles
            setURL("Basic", "typographix_fr-FR", "QM_fr_FR",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